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953" officeooo:paragraph-rsid="000419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17:55.762020855</meta:creation-date>
    <meta:generator>LibreOffice/5.1.6.2$Linux_x86 LibreOffice_project/10m0$Build-2</meta:generator>
    <dc:date>2017-03-07T14:19:33.601896328</dc:date>
    <meta:editing-duration>PT1M4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